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5-04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5-01-0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4-07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4-04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4-01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3-10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3-07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3-04-1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3-01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2-10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2-07-0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2-04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2-01-1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1-10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1-04-0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1-01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322" calcext:value-type="float">
            <text:p>56.2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8828" calcext:value-type="float">
            <text:p>57.67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7516" calcext:value-type="float">
            <text:p>57.08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57" calcext:value-type="float">
            <text:p>57.0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9532" calcext:value-type="float">
            <text:p>58.73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546" calcext:value-type="float">
            <text:p>58.9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9092" calcext:value-type="float">
            <text:p>59.02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5228" calcext:value-type="float">
            <text:p>59.35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8756" calcext:value-type="float">
            <text:p>59.38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1572" calcext:value-type="float">
            <text:p>59.82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7148" calcext:value-type="float">
            <text:p>59.4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7396" calcext:value-type="float">
            <text:p>59.93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118" calcext:value-type="float">
            <text:p>59.999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2596" calcext:value-type="float">
            <text:p>59.63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11" calcext:value-type="float">
            <text:p>58.3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8644" calcext:value-type="float">
            <text:p>53.1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9444" calcext:value-type="float">
            <text:p>51.9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174" calcext:value-type="float">
            <text:p>50.7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84" calcext:value-type="float">
            <text:p>50.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14" calcext:value-type="float">
            <text:p>50.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0204" calcext:value-type="float">
            <text:p>50.4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6028" calcext:value-type="float">
            <text:p>50.5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902" calcext:value-type="float">
            <text:p>50.57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244" calcext:value-type="float">
            <text:p>50.59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3724" calcext:value-type="float">
            <text:p>50.62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1852" calcext:value-type="float">
            <text:p>50.63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8804" calcext:value-type="float">
            <text:p>50.62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394" calcext:value-type="float">
            <text:p>50.5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3328" calcext:value-type="float">
            <text:p>50.5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124" calcext:value-type="float">
            <text:p>50.39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006" calcext:value-type="float">
            <text:p>50.34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7056" calcext:value-type="float">
            <text:p>50.29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0316" calcext:value-type="float">
            <text:p>50.28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5772" calcext:value-type="float">
            <text:p>50.24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9996" calcext:value-type="float">
            <text:p>50.2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1256" calcext:value-type="float">
            <text:p>50.1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772" calcext:value-type="float">
            <text:p>50.11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8348" calcext:value-type="float">
            <text:p>50.0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7228" calcext:value-type="float">
            <text:p>49.95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0708" calcext:value-type="float">
            <text:p>49.8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6972" calcext:value-type="float">
            <text:p>49.68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7" calcext:value-type="float">
            <text:p>49.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002" calcext:value-type="float">
            <text:p>49.6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1252" calcext:value-type="float">
            <text:p>49.6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6116" calcext:value-type="float">
            <text:p>49.69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5768" calcext:value-type="float">
            <text:p>49.7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6228" calcext:value-type="float">
            <text:p>49.57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1524" calcext:value-type="float">
            <text:p>49.5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0216" calcext:value-type="float">
            <text:p>49.4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586" calcext:value-type="float">
            <text:p>49.42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1692" calcext:value-type="float">
            <text:p>49.3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1964" calcext:value-type="float">
            <text:p>49.2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0808" calcext:value-type="float">
            <text:p>49.3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2604" calcext:value-type="float">
            <text:p>49.28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396" calcext:value-type="float">
            <text:p>49.14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4456" calcext:value-type="float">
            <text:p>49.1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1492" calcext:value-type="float">
            <text:p>49.02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164" calcext:value-type="float">
            <text:p>48.81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932" calcext:value-type="float">
            <text:p>48.73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4396" calcext:value-type="float">
            <text:p>48.63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036" calcext:value-type="float">
            <text:p>48.54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924" calcext:value-type="float">
            <text:p>48.5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0576" calcext:value-type="float">
            <text:p>48.5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9324" calcext:value-type="float">
            <text:p>48.43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22272" calcext:value-type="float">
            <text:p>48.4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0368" calcext:value-type="float">
            <text:p>48.4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4892" calcext:value-type="float">
            <text:p>48.2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74144" calcext:value-type="float">
            <text:p>48.1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1532" calcext:value-type="float">
            <text:p>48.0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3516" calcext:value-type="float">
            <text:p>47.9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0984" calcext:value-type="float">
            <text:p>47.7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9732" calcext:value-type="float">
            <text:p>47.63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34816" calcext:value-type="float">
            <text:p>47.3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076" calcext:value-type="float">
            <text:p>47.34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068" calcext:value-type="float">
            <text:p>47.28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9352" calcext:value-type="float">
            <text:p>47.1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7244" calcext:value-type="float">
            <text:p>47.03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5624" calcext:value-type="float">
            <text:p>46.7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3824" calcext:value-type="float">
            <text:p>46.3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0916" calcext:value-type="float">
            <text:p>46.1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4848" calcext:value-type="float">
            <text:p>46.1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1772" calcext:value-type="float">
            <text:p>46.1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1932" calcext:value-type="float">
            <text:p>46.19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3832" calcext:value-type="float">
            <text:p>46.1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9344" calcext:value-type="float">
            <text:p>46.0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1968" calcext:value-type="float">
            <text:p>45.9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9464" calcext:value-type="float">
            <text:p>45.7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4872" calcext:value-type="float">
            <text:p>45.5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2924" calcext:value-type="float">
            <text:p>45.4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506" calcext:value-type="float">
            <text:p>45.56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13616" calcext:value-type="float">
            <text:p>45.6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34" calcext:value-type="float">
            <text:p>45.64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188" calcext:value-type="float">
            <text:p>45.57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126" calcext:value-type="float">
            <text:p>45.64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998" calcext:value-type="float">
            <text:p>45.5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5728" calcext:value-type="float">
            <text:p>45.5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934" calcext:value-type="float">
            <text:p>45.51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4476" calcext:value-type="float">
            <text:p>45.46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66528" calcext:value-type="float">
            <text:p>45.4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708" calcext:value-type="float">
            <text:p>45.41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6752" calcext:value-type="float">
            <text:p>45.3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996" calcext:value-type="float">
            <text:p>45.43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0976" calcext:value-type="float">
            <text:p>45.4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5416" calcext:value-type="float">
            <text:p>45.3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9536" calcext:value-type="float">
            <text:p>45.3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8228" calcext:value-type="float">
            <text:p>45.2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2856" calcext:value-type="float">
            <text:p>45.2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5932" calcext:value-type="float">
            <text:p>45.1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22416" calcext:value-type="float">
            <text:p>45.0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43168" calcext:value-type="float">
            <text:p>45.0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864" calcext:value-type="float">
            <text:p>44.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4332" calcext:value-type="float">
            <text:p>45.07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532" calcext:value-type="float">
            <text:p>45.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294" calcext:value-type="float">
            <text:p>45.11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8264" calcext:value-type="float">
            <text:p>45.0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4256" calcext:value-type="float">
            <text:p>44.9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1452" calcext:value-type="float">
            <text:p>44.89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862" calcext:value-type="float">
            <text:p>44.83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9" calcext:value-type="float">
            <text:p>44.6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16" calcext:value-type="float">
            <text:p>44.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33168" calcext:value-type="float">
            <text:p>44.6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77792" calcext:value-type="float">
            <text:p>44.8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8564" calcext:value-type="float">
            <text:p>44.8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8912" calcext:value-type="float">
            <text:p>44.8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788" calcext:value-type="float">
            <text:p>44.91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0832" calcext:value-type="float">
            <text:p>45.0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6608" calcext:value-type="float">
            <text:p>44.9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8576" calcext:value-type="float">
            <text:p>44.6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5748" calcext:value-type="float">
            <text:p>44.4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1816" calcext:value-type="float">
            <text:p>44.5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50416" calcext:value-type="float">
            <text:p>44.6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29664" calcext:value-type="float">
            <text:p>44.6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9456" calcext:value-type="float">
            <text:p>44.6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006" calcext:value-type="float">
            <text:p>44.62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170920900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24" meta:object-count="0"/>
    <meta:user-defined meta:name="AppVersion">3.0</meta:user-defined>
  </office:meta>
</office:document-meta>
</file>